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3" calcext:value-type="float">
            <text:p>98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office:value-type="float" office:value="236" calcext:value-type="float">
            <text:p>236</text:p>
          </table:table-cell>
          <table:table-cell office:value-type="float" office:value="2075.79211903" calcext:value-type="float">
            <text:p>2075,79211903</text:p>
          </table:table-cell>
          <table:table-cell office:value-type="float" office:value="0.151777029037" calcext:value-type="float">
            <text:p>0,151777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3" calcext:value-type="float">
            <text:p>98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office:value-type="float" office:value="236" calcext:value-type="float">
            <text:p>236</text:p>
          </table:table-cell>
          <table:table-cell office:value-type="float" office:value="2081.42277098" calcext:value-type="float">
            <text:p>2081,42277098</text:p>
          </table:table-cell>
          <table:table-cell office:value-type="float" office:value="0.163486003876" calcext:value-type="float">
            <text:p>0,1634860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81" calcext:value-type="float">
            <text:p>98,81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150" calcext:value-type="float">
            <text:p>150</text:p>
          </table:table-cell>
          <table:table-cell office:value-type="float" office:value="2080.09760499" calcext:value-type="float">
            <text:p>2080,09760499</text:p>
          </table:table-cell>
          <table:table-cell office:value-type="float" office:value="0.175736904144" calcext:value-type="float">
            <text:p>0,1757369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4" calcext:value-type="float">
            <text:p>97,4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2270" calcext:value-type="float">
            <text:p>12270</text:p>
          </table:table-cell>
          <table:table-cell office:value-type="float" office:value="327" calcext:value-type="float">
            <text:p>327</text:p>
          </table:table-cell>
          <table:table-cell office:value-type="float" office:value="2084.4836309" calcext:value-type="float">
            <text:p>2084,4836309</text:p>
          </table:table-cell>
          <table:table-cell office:value-type="float" office:value="0.186748981476" calcext:value-type="float">
            <text:p>0,186748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18" calcext:value-type="float">
            <text:p>98,18</text:p>
          </table:table-cell>
          <table:table-cell office:value-type="float" office:value="1.82" calcext:value-type="float">
            <text:p>1,82</text:p>
          </table:table-cell>
          <table:table-cell/>
          <table:table-cell office:value-type="float" office:value="12369" calcext:value-type="float">
            <text:p>12369</text:p>
          </table:table-cell>
          <table:table-cell office:value-type="float" office:value="229" calcext:value-type="float">
            <text:p>229</text:p>
          </table:table-cell>
          <table:table-cell office:value-type="float" office:value="2093.06594396" calcext:value-type="float">
            <text:p>2093,06594396</text:p>
          </table:table-cell>
          <table:table-cell office:value-type="float" office:value="0.198801994324" calcext:value-type="float">
            <text:p>0,1988019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86" calcext:value-type="float">
            <text:p>97,86</text:p>
          </table:table-cell>
          <table:table-cell office:value-type="float" office:value="2.14" calcext:value-type="float">
            <text:p>2,14</text:p>
          </table:table-cell>
          <table:table-cell/>
          <table:table-cell office:value-type="float" office:value="12328" calcext:value-type="float">
            <text:p>12328</text:p>
          </table:table-cell>
          <table:table-cell office:value-type="float" office:value="269" calcext:value-type="float">
            <text:p>269</text:p>
          </table:table-cell>
          <table:table-cell office:value-type="float" office:value="2089.29722619" calcext:value-type="float">
            <text:p>2089,29722619</text:p>
          </table:table-cell>
          <table:table-cell office:value-type="float" office:value="0.209444046021" calcext:value-type="float">
            <text:p>0,209444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37" calcext:value-type="float">
            <text:p>95,37</text:p>
          </table:table-cell>
          <table:table-cell office:value-type="float" office:value="4.63" calcext:value-type="float">
            <text:p>4,63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583" calcext:value-type="float">
            <text:p>583</text:p>
          </table:table-cell>
          <table:table-cell office:value-type="float" office:value="2106.55285311" calcext:value-type="float">
            <text:p>2106,55285311</text:p>
          </table:table-cell>
          <table:table-cell office:value-type="float" office:value="0.221027851105" calcext:value-type="float">
            <text:p>0,2210278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12223" calcext:value-type="float">
            <text:p>12223</text:p>
          </table:table-cell>
          <table:table-cell office:value-type="float" office:value="375" calcext:value-type="float">
            <text:p>375</text:p>
          </table:table-cell>
          <table:table-cell office:value-type="float" office:value="2142.46748304" calcext:value-type="float">
            <text:p>2142,46748304</text:p>
          </table:table-cell>
          <table:table-cell office:value-type="float" office:value="0.232341051102" calcext:value-type="float">
            <text:p>0,232341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3" calcext:value-type="float">
            <text:p>98,6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12426" calcext:value-type="float">
            <text:p>12426</text:p>
          </table:table-cell>
          <table:table-cell office:value-type="float" office:value="172" calcext:value-type="float">
            <text:p>172</text:p>
          </table:table-cell>
          <table:table-cell office:value-type="float" office:value="2139.94977999" calcext:value-type="float">
            <text:p>2139,94977999</text:p>
          </table:table-cell>
          <table:table-cell office:value-type="float" office:value="0.243375062943" calcext:value-type="float">
            <text:p>0,243375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9" calcext:value-type="float">
            <text:p>98,09</text:p>
          </table:table-cell>
          <table:table-cell office:value-type="float" office:value="1.91" calcext:value-type="float">
            <text:p>1,91</text:p>
          </table:table-cell>
          <table:table-cell/>
          <table:table-cell office:value-type="float" office:value="12358" calcext:value-type="float">
            <text:p>12358</text:p>
          </table:table-cell>
          <table:table-cell office:value-type="float" office:value="240" calcext:value-type="float">
            <text:p>240</text:p>
          </table:table-cell>
          <table:table-cell office:value-type="float" office:value="2144.59990788" calcext:value-type="float">
            <text:p>2144,59990788</text:p>
          </table:table-cell>
          <table:table-cell office:value-type="float" office:value="0.255609989166" calcext:value-type="float">
            <text:p>0,2556099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62" calcext:value-type="float">
            <text:p>97,762</text:p>
          </table:table-cell>
          <table:table-cell table:formula="of:=AVERAGE([.C2:.C11])" office:value-type="float" office:value="2.238" calcext:value-type="float">
            <text:p>2,23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315.7" calcext:value-type="float">
            <text:p>12315,7</text:p>
          </table:table-cell>
          <table:table-cell table:formula="of:=AVERAGE([.F2:.F11])" office:value-type="float" office:value="281.7" calcext:value-type="float">
            <text:p>281,7</text:p>
          </table:table-cell>
          <table:table-cell table:formula="of:=SUM([.G2:.G11])/10" office:value-type="float" office:value="2103.772932007" calcext:value-type="float">
            <text:p>2103,772932007</text:p>
          </table:table-cell>
          <table:table-cell table:formula="of:=SUM([.H2:.H11])/10" office:value-type="float" office:value="0.2038348913194" calcext:value-type="float">
            <text:p>0,2038348913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647.7" calcext:value-type="float">
            <text:p>5647,7</text:p>
          </table:table-cell>
          <table:table-cell table:formula="of:=AVERAGE([.I18:.I27])" office:value-type="float" office:value="215.3" calcext:value-type="float">
            <text:p>215,3</text:p>
          </table:table-cell>
          <table:table-cell table:number-columns-repeated="3"/>
          <table:table-cell office:value-type="float" office:value="5627" calcext:value-type="float">
            <text:p>5627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6734" calcext:value-type="float">
            <text:p>6734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66.4" calcext:value-type="float">
            <text:p>66,4</text:p>
          </table:table-cell>
          <table:table-cell table:formula="of:=AVERAGE([.J18:.J27])" office:value-type="float" office:value="6667.9" calcext:value-type="float">
            <text:p>6667,9</text:p>
          </table:table-cell>
          <table:table-cell table:number-columns-repeated="3"/>
          <table:table-cell office:value-type="float" office:value="5674" calcext:value-type="float">
            <text:p>5674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6687" calcext:value-type="float">
            <text:p>6687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27" calcext:value-type="float">
            <text:p>5727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6720" calcext:value-type="float">
            <text:p>6720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648" calcext:value-type="float">
            <text:p>5648</text:p>
          </table:table-cell>
          <table:table-cell table:number-columns-repeated="4"/>
          <table:table-cell office:value-type="float" office:value="5545" calcext:value-type="float">
            <text:p>5545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6725" calcext:value-type="float">
            <text:p>6725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5618" calcext:value-type="float">
            <text:p>5618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6750" calcext:value-type="float">
            <text:p>6750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/>
          <table:table-cell office:value-type="float" office:value="5745" calcext:value-type="float">
            <text:p>5745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6583" calcext:value-type="float">
            <text:p>6583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68" calcext:value-type="float">
            <text:p>6668</text:p>
          </table:table-cell>
          <table:table-cell table:number-columns-repeated="4"/>
          <table:table-cell office:value-type="float" office:value="5784" calcext:value-type="float">
            <text:p>5784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 office:value-type="float" office:value="6230" calcext:value-type="float">
            <text:p>6230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454" calcext:value-type="float">
            <text:p>5454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6769" calcext:value-type="float">
            <text:p>6769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705" calcext:value-type="float">
            <text:p>5705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6721" calcext:value-type="float">
            <text:p>6721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598" calcext:value-type="float">
            <text:p>5598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office:value-type="float" office:value="6760" calcext:value-type="float">
            <text:p>6760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693101532111" calcext:value-type="float">
            <text:p>0,9776931015</text:p>
          </table:table-cell>
          <table:table-cell table:number-columns-repeated="4"/>
          <table:table-cell table:formula="of:=AVERAGE([.G18:.G27])" office:value-type="float" office:value="5647.7" calcext:value-type="float">
            <text:p>5647,7</text:p>
          </table:table-cell>
          <table:table-cell table:formula="of:=AVERAGE([.H18:.H27])" office:value-type="float" office:value="66.4" calcext:value-type="float">
            <text:p>66,4</text:p>
          </table:table-cell>
          <table:table-cell table:formula="of:=AVERAGE([.I18:.I27])" office:value-type="float" office:value="215.3" calcext:value-type="float">
            <text:p>215,3</text:p>
          </table:table-cell>
          <table:table-cell table:formula="of:=AVERAGE([.J18:.J27])" office:value-type="float" office:value="6667.9" calcext:value-type="float">
            <text:p>6667,9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3068984678892" calcext:value-type="float">
            <text:p>0,022306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3329353573256" calcext:value-type="float">
            <text:p>0,9633293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19899019899" calcext:value-type="float">
            <text:p>0,99019899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45:22.645741989</meta:creation-date>
    <dc:date>2018-01-05T16:03:28.225160050</dc:date>
    <meta:editing-duration>PT18M8S</meta:editing-duration>
    <meta:editing-cycles>4</meta:editing-cycles>
    <meta:generator>LibreOffice/5.1.6.2$Linux_X86_64 LibreOffice_project/10m0$Build-2</meta:generator>
    <meta:document-statistic meta:table-count="1" meta:cell-count="166" meta:object-count="0"/>
  </office:meta>
</office:document-meta>
</file>